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paragraph-rsid="000a30d7"/>
    </style:style>
    <style:style style:name="T1" style:family="text">
      <style:text-properties officeooo:rsid="000a30d7"/>
    </style:style>
    <style:style style:name="T2" style:family="text">
      <style:text-properties fo:font-style="italic" officeooo:rsid="000a30d7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ject title: <text:tab/><text:tab/></text:span><text:span text:style-name="T2">Gift Registry</text:span></text:p>
      <text:p text:style-name="P1"><text:span text:style-name="T1">Group members: <text:tab/>Kevin Whalen, Kyle Meehan, Vidmantas Steponavicius</text:span></text:p>
      <text:p text:style-name="P1"><text:span text:style-name="T1"/></text:p>
      <text:p text:style-name="P1"><text:span text:style-name="T1">Description:</text:span></text:p>
      <text:p text:style-name="P1"><text:span text:style-name="T1"><text:tab/><text:tab/>The Gift Registry is meant to be a store independent way of simplifying gift giving and <text:tab/>receiving. The main advantage of having a personal registry like this is being able to add items <text:tab/>any time or place via internet. </text:span></text:p>
      <text:p text:style-name="P1"><text:span text:style-name="T1"/></text:p>
      <text:p text:style-name="P1"><text:span text:style-name="T1"><text:tab/><text:tab/>It also makes gift giving a less complicated process. Friends do not have to go to any <text:tab/>specific store and do not have to fabric gift ideas on their own. </text:span></text:p>
      <text:p text:style-name="P1"><text:span text:style-name="T1"/></text:p>
      <text:p text:style-name="P1"><text:span text:style-name="T1">Example: </text:span></text:p>
      <text:p text:style-name="P1"><text:span text:style-name="T1"><text:tab/><text:tab/>A user creates an event such as their birthday, then adds items that he/she would <text:tab/>like to <text:tab/>receive and invites people to the event. Those users who were invited will have option to <text:tab/>confirm that they are coming or not and check off items from the gift list they will bu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5T16:53:43.56</meta:creation-date>
    <dc:date>2013-04-25T16:58:28.30</dc:date>
    <meta:editing-duration>P0D</meta:editing-duration>
    <meta:editing-cycles>1</meta:editing-cycles>
    <meta:document-statistic meta:table-count="0" meta:image-count="0" meta:object-count="0" meta:page-count="1" meta:paragraph-count="7" meta:word-count="134" meta:character-count="768" meta:non-whitespace-character-count="623"/>
    <meta:generator>LibreOffice/4.0.1.2$Windows_x86 LibreOffice_project/84102822e3d61eb989ddd325abf1ac077904985</meta:generator>
  </office:meta>
</office:document-meta>
</file>